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13ce" officeooo:paragraph-rsid="000913ce"/>
    </style:style>
    <style:style style:name="P2" style:family="paragraph" style:parent-style-name="Standard" style:list-style-name="L26">
      <style:text-properties officeooo:rsid="000913ce" officeooo:paragraph-rsid="000913ce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13ce" officeooo:paragraph-rsid="000913ce" style:font-size-asian="16pt" style:font-weight-asian="bold" style:font-size-complex="16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text-properties officeooo:rsid="000913ce" officeooo:paragraph-rsid="000913ce"/>
    </style:style>
    <style:style style:name="P7" style:family="paragraph" style:parent-style-name="Text_20_body" style:list-style-name="L11">
      <style:text-properties officeooo:rsid="000913ce" officeooo:paragraph-rsid="000913ce"/>
    </style:style>
    <style:style style:name="P8" style:family="paragraph" style:parent-style-name="Text_20_body" style:list-style-name="L20">
      <style:text-properties officeooo:rsid="000913ce" officeooo:paragraph-rsid="000913ce"/>
    </style:style>
    <style:style style:name="P9" style:family="paragraph" style:parent-style-name="Text_20_body" style:list-style-name="L26">
      <style:text-properties officeooo:rsid="000913ce" officeooo:paragraph-rsid="000913ce"/>
    </style:style>
    <style:style style:name="P10" style:family="paragraph" style:parent-style-name="Text_20_body" style:list-style-name="L24">
      <style:text-properties officeooo:rsid="000913ce" officeooo:paragraph-rsid="000913ce"/>
    </style:style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 style:list-style-name="L8"/>
    <style:style style:name="P13" style:family="paragraph" style:parent-style-name="Text_20_body" style:list-style-name="L10">
      <style:paragraph-properties fo:margin-top="0in" fo:margin-bottom="0in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3">
      <style:paragraph-properties fo:margin-top="0in" fo:margin-bottom="0in" style:contextual-spacing="false"/>
    </style:style>
    <style:style style:name="P16" style:family="paragraph" style:parent-style-name="Text_20_body" style:list-style-name="L14"/>
    <style:style style:name="P17" style:family="paragraph" style:parent-style-name="Text_20_body" style:list-style-name="L15">
      <style:text-properties officeooo:paragraph-rsid="000913ce"/>
    </style:style>
    <style:style style:name="P18" style:family="paragraph" style:parent-style-name="Text_20_body" style:list-style-name="L16">
      <style:text-properties officeooo:paragraph-rsid="000913ce"/>
    </style:style>
    <style:style style:name="P19" style:family="paragraph" style:parent-style-name="Text_20_body" style:list-style-name="L17"/>
    <style:style style:name="P20" style:family="paragraph" style:parent-style-name="Text_20_body" style:list-style-name="L17">
      <style:text-properties officeooo:paragraph-rsid="000913ce"/>
    </style:style>
    <style:style style:name="P21" style:family="paragraph" style:parent-style-name="Text_20_body" style:list-style-name="L17">
      <style:paragraph-properties fo:margin-top="0in" fo:margin-bottom="0in" style:contextual-spacing="false"/>
    </style:style>
    <style:style style:name="P22" style:family="paragraph" style:parent-style-name="Text_20_body" style:list-style-name="L20">
      <style:paragraph-properties fo:margin-top="0in" fo:margin-bottom="0in" style:contextual-spacing="false"/>
    </style:style>
    <style:style style:name="P23" style:family="paragraph" style:parent-style-name="Text_20_body" style:list-style-name="L20"/>
    <style:style style:name="P24" style:family="paragraph" style:parent-style-name="Text_20_body" style:list-style-name="L22">
      <style:paragraph-properties fo:margin-top="0in" fo:margin-bottom="0in" style:contextual-spacing="false"/>
    </style:style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6">
      <style:paragraph-properties fo:margin-top="0in" fo:margin-bottom="0in" style:contextual-spacing="false"/>
    </style:style>
    <style:style style:name="P28" style:family="paragraph" style:parent-style-name="Text_20_body" style:list-style-name="L26"/>
    <style:style style:name="P29" style:family="paragraph" style:parent-style-name="Text_20_body" style:list-style-name="L27">
      <style:paragraph-properties fo:margin-top="0in" fo:margin-bottom="0in" style:contextual-spacing="false"/>
    </style:style>
    <style:style style:name="P30" style:family="paragraph" style:parent-style-name="Text_20_body" style:list-style-name="L28">
      <style:paragraph-properties fo:margin-top="0in" fo:margin-bottom="0in" style:contextual-spacing="false"/>
    </style:style>
    <style:style style:name="P31" style:family="paragraph" style:parent-style-name="Text_20_body" style:list-style-name="L29"/>
    <style:style style:name="T1" style:family="text">
      <style:text-properties officeooo:rsid="000913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WASP </text:p>
      <text:p text:style-name="P1"/>
      <text:p text:style-name="P1"/>
      <text:p text:style-name="P1">#1</text:p>
      <text:p text:style-name="P1"/>
      <text:list xml:id="list2871849814" text:style-name="L26">
        <text:list-item>
          <text:p text:style-name="P9"><text:span text:style-name="Strong_20_Emphasis">Problème majeur croissant</text:span> : Passe de #5 à #1, 94% des applications testées, 3,81% de taux d'incidence, plus de 318k occurrences dans les datasets </text:p>
        </text:list-item>
        <text:list-item>
          <text:p text:style-name="P27"><text:span text:style-name="Strong_20_Emphasis">Vulnérabilités principales</text:span> : Violation du principe de moindre privilège, contournement par manipulation d'URL/paramètres, références d'objet direct non sécurisées, élévation de privilèges, manipulation de métadonnées JWT </text:p>
        </text:list-item>
        <text:list-item>
          <text:p text:style-name="P28"><text:span text:style-name="Strong_20_Emphasis">Prévention essentielle</text:span> : Contrôle côté serveur uniquement, refus par défaut sauf ressources publiques, mécanismes centralisés réutilisables, tests unitaires d'intégration, invalidation de sessions et tokens courts</text:p>
        </text:list-item>
        <text:list-item>
          <text:p text:style-name="P2"/>
        </text:list-item>
      </text:list>
      <text:p text:style-name="P1"/>
      <text:p text:style-name="P1"/>
      <text:p text:style-name="P1">#2 :</text:p>
      <text:p text:style-name="P1"/>
      <text:p text:style-name="P1"><text:span text:style-name="Strong_20_Emphasis">Problème</text:span> : Vulnérabilités liées à une cryptographie faible ou absente, exposant des données sensibles (mots de passe, cartes bancaires, données personnelles).</text:p>
      <text:p text:style-name="P6"><text:span text:style-name="Strong_20_Emphasis">Principales faiblesses</text:span> :</text:p>
      <text:list xml:id="list1057019040" text:style-name="L1">
        <text:list-item>
          <text:p text:style-name="P5">Transmission de données en clair (HTTP, SMTP, FTP) </text:p>
        </text:list-item>
        <text:list-item>
          <text:p text:style-name="P5">Algorithmes cryptographiques obsolètes ou faibles </text:p>
        </text:list-item>
        <text:list-item>
          <text:p text:style-name="P5">Clés par défaut, faibles ou mal gérées </text:p>
        </text:list-item>
        <text:list-item>
          <text:p text:style-name="P5">Absence de chiffrement ou mauvaise validation des certificats </text:p>
        </text:list-item>
        <text:list-item>
          <text:p text:style-name="P5">Fonctions de hachage dépréciées (MD5, SHA1) </text:p>
        </text:list-item>
        <text:list-item>
          <text:p text:style-name="P4">Gestion incorrecte de l'entropie et de la randomisation</text:p>
        </text:list-item>
      </text:list>
      <text:p text:style-name="P1">#3</text:p>
      <text:p text:style-name="P1"/>
      <text:list xml:id="list418985104" text:style-name="L17">
        <text:list-item>
          <text:p text:style-name="P20"><text:span text:style-name="Strong_20_Emphasis"><text:span text:style-name="T1">Évolution du classement</text:span></text:span><text:span text:style-name="T1"> : Passe au #2 OWASP, anciennement "Sensitive Data Exposure", se concentre sur les échecs cryptographiques comme cause racine </text:span></text:p>
        </text:list-item>
        <text:list-item>
          <text:p text:style-name="P21"><text:span text:style-name="Strong_20_Emphasis">Vulnérabilités principales</text:span> : Mots de passe en dur (CWE-259), algorithmes crypto cassés (CWE-327), entropie insuffisante (CWE-331) </text:p>
        </text:list-item>
        <text:list-item>
          <text:p text:style-name="P19"><text:span text:style-name="Strong_20_Emphasis">Zones à risque</text:span> : Données en clair (HTTP/SMTP/FTP), clés faibles/par défaut, algorithmes obsolètes (MD5/SHA1), mauvaise gestion des certificats et vecteurs d'initialisation</text:p>
        </text:list-item>
      </text:list>
      <text:p text:style-name="P6">#4</text:p>
      <text:list xml:id="list1520948557" text:style-name="L16">
        <text:list-item>
          <text:p text:style-name="P18"><text:span text:style-name="Strong_20_Emphasis"><text:span text:style-name="T1">Nouvelle catégorie 2021</text:span></text:span><text:span text:style-name="T1"> : Se concentre sur les défauts de conception/architecture, pas d'implémentation - un design sécurisé mal implémenté reste vulnérable, mais un design non-sécurisé ne peut être corrigé par une implémentation parfaite </text:span></text:p>
        </text:list-item>
      </text:list>
      <text:list xml:id="list1424025360" text:style-name="L7">
        <text:list-item>
          <text:p text:style-name="P11"><text:span text:style-name="Strong_20_Emphasis">Approche préventive</text:span> : Threat modeling dès la conception, intégration de la sécurité dans les user stories, patterns de design sécurisé, et cycle de développement sécurisé (SDLC) </text:p>
        </text:list-item>
      </text:list>
      <text:list xml:id="list748337675" text:style-name="L8">
        <text:list-item>
          <text:p text:style-name="P12"><text:soft-page-break/><text:span text:style-name="Strong_20_Emphasis">Exemples concrets</text:span> : Questions/réponses de récupération de mot de passe (interdit NIST), réservations de cinéma sans limite causant des pertes, sites e-commerce sans protection anti-bots permettant le scalping</text:p>
        </text:list-item>
      </text:list>
      <text:p text:style-name="P6">#5</text:p>
      <text:p text:style-name="P6"/>
      <text:list xml:id="list3414464271" text:style-name="L15">
        <text:list-item>
          <text:p text:style-name="P17"><text:span text:style-name="Strong_20_Emphasis"><text:span text:style-name="T1">Progression inquiétante</text:span></text:span><text:span text:style-name="T1"> : Passe de #6 à #5, 90% des applications testées présentent des erreurs de configuration avec 4% de taux d'incidence moyen </text:span></text:p>
        </text:list-item>
      </text:list>
      <text:list xml:id="list4120960950" text:style-name="L10">
        <text:list-item>
          <text:p text:style-name="P13"><text:span text:style-name="Strong_20_Emphasis">Vulnérabilités principales</text:span> : Comptes par défaut non changés, fonctionnalités inutiles activées, paramètres de sécurité non configurés, headers de sécurité manquants, permissions cloud mal configurées </text:p>
        </text:list-item>
      </text:list>
      <text:list xml:id="list3507610455" text:style-name="L11">
        <text:list-item>
          <text:p text:style-name="P14"><text:span text:style-name="Strong_20_Emphasis">Prévention clé</text:span> : Processus de durcissement répétable et automatisé, plateforme minimale, architecture segmentée, révision régulière des configurations, et vérification automatisée de l'efficacité*</text:p>
          <text:p text:style-name="P7">#6</text:p>
        </text:list-item>
        <text:list-item>
          <text:p text:style-name="P7"><text:span text:style-name="Strong_20_Emphasis">Problème majeur</text:span> : #2 dans le sondage communautaire, difficulté à évaluer les risques des composants vulnérables - seule catégorie sans CVE mappées, nécessitant un poids par défaut de 5.0 </text:p>
        </text:list-item>
      </text:list>
      <text:list xml:id="list2270386843" text:style-name="L13">
        <text:list-item>
          <text:p text:style-name="P15"><text:span text:style-name="Strong_20_Emphasis">Vulnérabilités communes</text:span> : Versions de composants inconnues, logiciels non maintenus/obsolètes, absence de scan régulier, patches non appliqués en temps opportun, tests de compatibilité insuffisants </text:p>
        </text:list-item>
      </text:list>
      <text:list xml:id="list2723262123" text:style-name="L14">
        <text:list-item>
          <text:p text:style-name="P16"><text:span text:style-name="Strong_20_Emphasis">Prévention essentielle</text:span> : Inventaire continu des composants, surveillance CVE/NVD, sources officielles uniquement, outils d'analyse de composition logicielle, plan de monitoring et mise à jour permanent</text:p>
        </text:list-item>
      </text:list>
      <text:p text:style-name="P6"><text:tab/>#7</text:p>
      <text:list xml:id="list1621180402" text:style-name="L20">
        <text:list-item>
          <text:p text:style-name="P8"><text:span text:style-name="Strong_20_Emphasis">Évolution de catégorie</text:span> : Anciennement "Broken Authentication", descend de la 2e position, inclut maintenant les échecs d'identification avec CWE-297, CWE-287, CWE-384 </text:p>
        </text:list-item>
        <text:list-item>
          <text:p text:style-name="P22"><text:span text:style-name="Strong_20_Emphasis">Faiblesses principales</text:span> : Attaques automatisées (credential stuffing, brute force), mots de passe faibles/par défaut, récupération de mot de passe non sécurisée, MFA manquante, gestion de session défaillante </text:p>
        </text:list-item>
        <text:list-item>
          <text:p text:style-name="P23"><text:span text:style-name="Strong_20_Emphasis">Prévention clé</text:span> : Implémentation MFA, suppression des credentials par défaut, vérification contre les listes de mots de passe faibles, politiques NIST 800-63b, gestionnaire de session sécurisé côté serveur</text:p>
          <text:p text:style-name="P8">#8</text:p>
        </text:list-item>
        <text:list-item>
          <text:p text:style-name="P8"><text:span text:style-name="Strong_20_Emphasis">Nouvelle catégorie 2021</text:span> : Se concentre sur l'intégrité des mises à jour logicielles, données critiques et pipelines CI/CD sans vérification, avec un des plus hauts impacts CVE/CVSS </text:p>
        </text:list-item>
        <text:list-item text:style-override="L22">
          <text:p text:style-name="P24"><text:span text:style-name="Strong_20_Emphasis">Risques principaux</text:span> : Plugins/bibliothèques de sources non fiables, pipelines CI/CD non sécurisés, mises à jour automatiques sans vérification d'intégrité, désérialisation non sécurisée de données non fiables </text:p>
        </text:list-item>
        <text:list-item text:style-override="L23">
          <text:p text:style-name="P25"><text:soft-page-break/><text:span text:style-name="Strong_20_Emphasis">Exemples critiques</text:span> : Firmware non signé (routeurs), attaque SolarWinds (18 000 organisations touchées), désérialisation Java malveillante permettant l'exécution de code à distance</text:p>
        </text:list-item>
      </text:list>
      <text:p text:style-name="Text_20_body"><text:s text:c="8"/><text:span text:style-name="T1">#9</text:span></text:p>
      <text:list xml:id="list4095751558" text:style-name="L24">
        <text:list-item>
          <text:p text:style-name="P26"><text:span text:style-name="Strong_20_Emphasis">Remontée significative</text:span> : Passe de #10 (2017) à #3 dans l'enquête communautaire 2021, difficile à tester mais critique pour détecter et répondre aux violations</text:p>
        </text:list-item>
        <text:list-item>
          <text:p text:style-name="P26"><text:span text:style-name="Strong_20_Emphasis">Défaillances courantes</text:span> : Événements auditables non loggés, logs inadéquats, surveillance insuffisante, stockage local uniquement, seuils d'alerte inefficaces, pas de détection d'attaques en temps réel</text:p>
        </text:list-item>
        <text:list-item>
          <text:p text:style-name="P26"><text:span text:style-name="Strong_20_Emphasis">Impact majeur</text:span> : Exemples concrets - violation de 3,5 millions d'enfants non détectée pendant 7 ans, fuite de données de compagnie aérienne pendant 10 ans, amende RGPD de 20 millions de livres</text:p>
          <text:p text:style-name="P10">#10</text:p>
        </text:list-item>
      </text:list>
      <text:list xml:id="list1298963655" text:style-name="L27">
        <text:list-item>
          <text:p text:style-name="P29"><text:span text:style-name="Strong_20_Emphasis">Nouvelle entrée dominante</text:span> : #1 dans l'enquête communautaire 2021, faible incidence mais fort potentiel d'exploitation et d'impact, croissance due aux services cloud et architectures complexes </text:p>
        </text:list-item>
      </text:list>
      <text:list xml:id="list2534285842" text:style-name="L28">
        <text:list-item>
          <text:p text:style-name="P30"><text:span text:style-name="Strong_20_Emphasis">Mécanisme d'attaque</text:span> : Exploitation d'applications web récupérant des ressources distantes sans validation d'URL, permettant de contourner firewalls/VPN/ACL en forçant des requêtes vers des destinations inattendues </text:p>
        </text:list-item>
      </text:list>
      <text:list xml:id="list1511085085" text:style-name="L29">
        <text:list-item>
          <text:p text:style-name="P31"><text:span text:style-name="Strong_20_Emphasis">Scénarios critiques</text:span> : Scan de ports internes, exposition de fichiers sensibles (file:///etc/passwd), accès aux métadonnées cloud (169.254.169.254), compromission de services internes pour RCE/Do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8:22:56.554799033</meta:creation-date>
    <dc:date>2025-07-09T18:32:50.510265300</dc:date>
    <meta:editing-duration>PT9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784" meta:character-count="5640" meta:non-whitespace-character-count="4907"/>
  </office:meta>
</office:document-meta>
</file>